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fo:min-height="0.7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id="id1" draw:layer="layout" svg:width="1.752cm" svg:height="1.752cm" svg:x="2.602cm" svg:y="3.528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752cm" svg:height="1.752cm" svg:x="5.42cm" svg:y="3.528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752cm" svg:height="1.752cm" svg:x="8.044cm" svg:y="3.528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752cm" svg:height="1.752cm" svg:x="10.918cm" svg:y="3.528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.752cm" svg:height="1.752cm" svg:x="13.597cm" svg:y="3.528cm">
          <text:p text:style-name="P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.752cm" svg:height="1.752cm" svg:x="16.277cm" svg:y="3.528cm">
          <text:p text:style-name="P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9" draw:layer="layout" svg:width="1.752cm" svg:height="1.752cm" svg:x="19.43cm" svg:y="3.528cm">
          <text:p text:style-name="P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0" draw:layer="layout" svg:width="1.752cm" svg:height="1.752cm" svg:x="19.43cm" svg:y="5.854cm">
          <text:p text:style-name="P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7" draw:layer="layout" svg:width="1.752cm" svg:height="1.752cm" svg:x="21.913cm" svg:y="3.528cm">
          <text:p text:style-name="P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.752cm" svg:height="1.752cm" svg:x="24.765cm" svg:y="3.528cm">
          <text:p text:style-name="P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4.354cm" svg:y1="4.403cm" svg:x2="5.42cm" svg:y2="4.403cm" draw:start-shape="id1" draw:start-glue-point="10" draw:end-shape="id2" draw:end-glue-point="6">
          <text:p/>
        </draw:connector>
        <draw:connector draw:style-name="gr2" draw:text-style-name="P2" draw:layer="layout" draw:type="line" svg:x1="7.172cm" svg:y1="4.404cm" svg:x2="8.044cm" svg:y2="4.404cm" draw:start-shape="id2" draw:end-shape="id3">
          <text:p/>
        </draw:connector>
        <draw:connector draw:style-name="gr3" draw:text-style-name="P2" draw:layer="layout" draw:type="line" svg:x1="9.796cm" svg:y1="4.403cm" svg:x2="10.918cm" svg:y2="4.404cm" draw:start-shape="id3" draw:start-glue-point="10" draw:end-shape="id4">
          <text:p/>
        </draw:connector>
        <draw:connector draw:style-name="gr2" draw:text-style-name="P2" draw:layer="layout" draw:type="line" svg:x1="12.67cm" svg:y1="4.403cm" svg:x2="13.597cm" svg:y2="4.404cm" draw:start-shape="id4" draw:start-glue-point="10" draw:end-shape="id5">
          <text:p/>
        </draw:connector>
        <draw:connector draw:style-name="gr3" draw:text-style-name="P2" draw:layer="layout" draw:type="line" svg:x1="15.349cm" svg:y1="4.403cm" svg:x2="16.277cm" svg:y2="4.404cm" draw:start-shape="id5" draw:start-glue-point="10" draw:end-shape="id6">
          <text:p text:style-name="P1"/>
        </draw:connector>
        <draw:connector draw:style-name="gr4" draw:text-style-name="P2" draw:layer="layout" draw:type="curve" draw:line-skew="-0.929cm" svg:x1="22.788cm" svg:y1="3.528cm" svg:x2="8.919cm" svg:y2="3.528cm" draw:start-shape="id7" draw:start-glue-point="4" draw:end-shape="id3" draw:end-glue-point="4">
          <text:p/>
        </draw:connector>
        <draw:connector draw:style-name="gr4" draw:text-style-name="P2" draw:layer="layout" draw:type="curve" draw:line-skew="0cm 3.464cm" svg:x1="25.64cm" svg:y1="3.528cm" svg:x2="25.64cm" svg:y2="5.28cm" draw:start-shape="id8" draw:start-glue-point="4" draw:end-shape="id8" draw:end-glue-point="8">
          <text:p/>
        </draw:connector>
        <draw:connector draw:style-name="gr5" draw:text-style-name="P2" draw:layer="layout" draw:type="line" svg:x1="18.029cm" svg:y1="4.403cm" svg:x2="19.43cm" svg:y2="4.403cm" draw:start-shape="id6" draw:start-glue-point="10" draw:end-shape="id9" draw:end-glue-point="6">
          <text:p/>
        </draw:connector>
        <draw:connector draw:style-name="gr4" draw:text-style-name="P2" draw:layer="layout" draw:type="line" svg:x1="21.182cm" svg:y1="4.403cm" svg:x2="21.913cm" svg:y2="4.403cm" draw:start-shape="id9" draw:start-glue-point="10" draw:end-shape="id7" draw:end-glue-point="6">
          <text:p/>
        </draw:connector>
        <draw:connector draw:style-name="gr5" draw:text-style-name="P2" draw:layer="layout" draw:type="line" svg:x1="17.771cm" svg:y1="5.022cm" svg:x2="19.685cm" svg:y2="6.109cm" draw:start-shape="id6" draw:start-glue-point="9" draw:end-shape="id10" draw:end-glue-point="5">
          <text:p text:style-name="P1">q3</text:p>
        </draw:connector>
        <draw:connector draw:style-name="gr4" draw:text-style-name="P2" draw:layer="layout" draw:type="line" svg:x1="20.924cm" svg:y1="6.109cm" svg:x2="22.168cm" svg:y2="5.022cm" draw:start-shape="id10" draw:start-glue-point="11" draw:end-shape="id7" draw:end-glue-point="7">
          <text:p/>
        </draw:connector>
        <draw:connector draw:style-name="gr5" draw:text-style-name="P2" draw:layer="layout" draw:type="curve" draw:line-skew="2.609cm" svg:x1="14.472cm" svg:y1="5.28cm" svg:x2="22.788cm" svg:y2="5.28cm" draw:start-shape="id5" draw:start-glue-point="8" draw:end-shape="id7" draw:end-glue-point="8">
          <text:p/>
        </draw:connector>
        <draw:frame draw:style-name="gr6" draw:text-style-name="P1" draw:layer="layout" svg:width="1.205cm" svg:height="0.964cm" svg:x="9.7cm" svg:y="4.669cm">
          <draw:text-box>
            <text:p text:style-name="P1">p1</text:p>
          </draw:text-box>
        </draw:frame>
        <draw:connector draw:style-name="gr5" draw:text-style-name="P2" draw:layer="layout" draw:type="curve" draw:line-skew="4.047cm 7.616cm" svg:x1="8.919cm" svg:y1="5.28cm" svg:x2="25.02cm" svg:y2="5.022cm" draw:start-shape="id3" draw:start-glue-point="8" draw:end-shape="id8" draw:end-glue-point="7">
          <text:p/>
        </draw:connector>
        <draw:frame draw:style-name="gr6" draw:text-style-name="P1" draw:layer="layout" svg:width="1.205cm" svg:height="0.964cm" svg:x="14.079cm" svg:y="9.679cm">
          <draw:text-box>
            <text:p text:style-name="P1">q1</text:p>
          </draw:text-box>
        </draw:frame>
        <draw:frame draw:style-name="gr6" draw:text-style-name="P1" draw:layer="layout" svg:width="1.205cm" svg:height="0.964cm" svg:x="17.848cm" svg:y="7.947cm">
          <draw:text-box>
            <text:p text:style-name="P1">q2</text:p>
          </draw:text-box>
        </draw:frame>
        <draw:frame draw:style-name="gr6" draw:text-style-name="P1" draw:layer="layout" svg:width="1.205cm" svg:height="0.964cm" svg:x="15.085cm" svg:y="4.435cm">
          <draw:text-box>
            <text:p text:style-name="P1">p2</text:p>
          </draw:text-box>
        </draw:frame>
        <draw:frame draw:style-name="gr6" draw:text-style-name="P1" draw:layer="layout" svg:width="1.205cm" svg:height="0.964cm" svg:x="18.013cm" svg:y="4.458cm">
          <draw:text-box>
            <text:p text:style-name="P1">p3</text:p>
          </draw:text-box>
        </draw:frame>
        <draw:frame draw:style-name="gr6" draw:text-style-name="P1" draw:layer="layout" svg:width="1.205cm" svg:height="0.964cm" svg:x="17.849cm" svg:y="5.793cm">
          <draw:text-box>
            <text:p text:style-name="P1">q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12-02T16:37:39</meta:creation-date>
    <dc:date>2007-12-16T20:09:02</dc:date>
    <meta:editing-cycles>51</meta:editing-cycles>
    <meta:editing-duration>PT59M2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